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fo:color="#772222"/>
    </style:style>
    <style:style style:name="P2" style:family="paragraph" style:parent-style-name="Text_20_body">
      <style:paragraph-properties fo:margin-top="0in" fo:margin-bottom="0in"/>
      <style:text-properties fo:color="#772222"/>
    </style:style>
    <style:style style:name="P3" style:family="paragraph" style:parent-style-name="Text_20_body">
      <style:paragraph-properties fo:padding="0in" fo:border="none"/>
      <style:text-properties fo:color="#000000"/>
    </style:style>
    <style:style style:name="P4" style:family="paragraph" style:parent-style-name="Standard">
      <style:paragraph-properties fo:margin-top="0in" fo:margin-bottom="0.1965in"/>
      <style:text-properties fo:font-weight="bold" style:font-weight-asian="bold" style:font-weight-complex="bold"/>
    </style:style>
    <style:style style:name="P5" style:family="paragraph" style:parent-style-name="Standard">
      <style:paragraph-properties fo:padding="0in" fo:border="none"/>
      <style:text-properties fo:color="#00000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PPLE KUCHEN (Original)<office:annotation><dc:date>2009-03-28T22:54:13</dc:date><text:p>&lt;!--APPLE KUCHEN--&gt;</text:p></office:annotation></text:p>
      <text:p text:style-name="P3"><text:span text:style-name="T1">Kuchen Dough:<text:line-break/></text:span>1/2 c. sugar<text:line-break/>2 c. flour<text:line-break/>3 tsp. baking powder<text:line-break/>1/2 tsp. salt<text:line-break/>2 tbsp. shortening<text:line-break/>1 egg (in measuring cup + enough milk to measure 1 c.)<text:line-break/>5 apples</text:p>
      <text:p text:style-name="P1">Mix dry ingredients - add shortening. Then add egg and milk mixture. Blend and spread dough on jelly roll pan. Peel, slice and arrange apples on dough.</text:p>
      <text:p text:style-name="P3"><text:span text:style-name="T1">Topping:<text:line-break/></text:span>1 1/2 c. sugar<text:line-break/>3 tbsp. flour<text:line-break/>1 tsp. cinnamon<text:line-break/>3 tbsp. butter</text:p>
      <text:p text:style-name="P2">Mix and spread evenly over apples. Bake 350 degrees for 30-40 minutes.</text:p>
      <text:p text:style-name="Standard"/>
      <text:p text:style-name="P4">APPLE KUCHEN (Revision 1)<office:annotation><dc:date>2009-03-28T22:54:13</dc:date><text:p>&lt;!--APPLE KUCHEN--&gt;</text:p></office:annotation></text:p>
      <text:p text:style-name="P3"><text:span text:style-name="T1">Kuchen Dough:<text:line-break/></text:span>1/4 c. sugar<text:line-break/>1 c. Flour<text:line-break/>25 ml whey protein powder<text:line-break/>1 tsp. baking powder<text:line-break/>1/4 tsp. salt<text:line-break/>1 tbsp. butter<text:line-break/>2 eggs (in measuring cup)<text:line-break/>2 apples</text:p>
      <text:p text:style-name="P1">Mix dry ingredients and rub in butter. Beat eggs and blend gently: pat dough into 20 cm square pan. Peel, slice and arrange apples on dough.</text:p>
      <text:p text:style-name="P3"><text:span text:style-name="T1">Topping:<text:line-break/></text:span>2 eggs<text:line-break/>1/4 cup milk<text:line-break/>1/4 tsp. nutmeg</text:p>
      <text:p text:style-name="P2">Beat together and pour over apples.. Bake 350 degrees for 30-40 minutes.</text:p>
      <text:p text:style-name="Standard"/>
      <text:p text:style-name="P4">APPLE KUCHEN (Revision 2)<office:annotation><dc:date>2009-03-28T22:54:13</dc:date><text:p>&lt;!--APPLE KUCHEN--&gt;</text:p></office:annotation></text:p>
      <text:p text:style-name="P3"><text:span text:style-name="T1">Kuchen Dough:<text:line-break/></text:span>1/4 c. Splenda<text:line-break/>2 Tbsp Apple Sauce<text:line-break/>1 tsp cinnamon<text:line-break/>1/2 c. Flour<text:line-break/>25 ml whey protein powder<text:line-break/><text:soft-page-break/>1 tsp. baking powder<text:line-break/>1/4 tsp. salt<text:line-break/>1 tbsp. butter<text:line-break/>1 egg</text:p>
      <text:p text:style-name="P1">Mix dry ingredients and rub in butter. Beat egg and applesauce and blend gently: pat dough into 20 cm square pan.</text:p>
      <text:p text:style-name="P5">2 apples</text:p>
      <text:p text:style-name="P1">Peel, slice and arrange apples on dough.</text:p>
      <text:p text:style-name="P3"><text:span text:style-name="T1">Topping:<text:line-break/></text:span>3 eggs<text:line-break/>1/2 cup Splenda<text:line-break/>1/4 cup milk<text:line-break/>1/2 tsp. Nutmeg<text:line-break/>pinch of cloves<text:line-break/>1 tsp vanilla</text:p>
      <text:p text:style-name="P2">Beat together and pour over apples.. Bake 350 degrees for 30-40 minut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1" style:font-size-asian="12pt" style:language-asian="zxx" style:country-asian="none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mela Mclean</meta:initial-creator>
    <meta:creation-date>2009-03-28T22:54:11</meta:creation-date>
    <meta:document-statistic meta:table-count="0" meta:image-count="0" meta:object-count="0" meta:page-count="2" meta:paragraph-count="17" meta:word-count="265" meta:character-count="1404"/>
    <dc:date>2009-03-28T23:06:09</dc:date>
    <dc:creator>Pamela Mclean</dc:creator>
    <meta:editing-duration>PT00H11M58S</meta:editing-duration>
    <meta:editing-cycles>1</meta:editing-cycles>
    <meta:generator>OpenOffice.org/3.0$Linux OpenOffice.org_project/300m9$Build-9358</meta:generator>
  </office:meta>
</office:document-meta>
</file>